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ubtitle">
      <style:text-properties officeooo:rsid="0018f1d4" officeooo:paragraph-rsid="0018f1d4"/>
    </style:style>
    <style:style style:name="P2" style:family="paragraph" style:parent-style-name="Text_20_body" style:list-style-name="L1">
      <style:text-properties officeooo:paragraph-rsid="002fa7f5"/>
    </style:style>
    <style:style style:name="P3" style:family="paragraph" style:parent-style-name="Text_20_body" style:list-style-name="L1">
      <style:text-properties officeooo:rsid="001aaa71" officeooo:paragraph-rsid="002fa7f5"/>
    </style:style>
    <style:style style:name="P4" style:family="paragraph" style:parent-style-name="Text_20_body">
      <style:text-properties officeooo:rsid="001aaa71" officeooo:paragraph-rsid="002e2c5a"/>
    </style:style>
    <style:style style:name="P5" style:family="paragraph" style:parent-style-name="Text_20_body">
      <style:text-properties officeooo:paragraph-rsid="002bfef6"/>
    </style:style>
    <style:style style:name="P6" style:family="paragraph" style:parent-style-name="Text_20_body">
      <style:text-properties officeooo:rsid="002e2c5a" officeooo:paragraph-rsid="002e2c5a"/>
    </style:style>
    <style:style style:name="P7" style:family="paragraph" style:parent-style-name="Text_20_body">
      <style:text-properties officeooo:rsid="001d374d" officeooo:paragraph-rsid="001d374d"/>
    </style:style>
    <style:style style:name="P8" style:family="paragraph" style:parent-style-name="Text_20_body">
      <style:text-properties officeooo:rsid="0035705a" officeooo:paragraph-rsid="0035705a"/>
    </style:style>
    <style:style style:name="P9" style:family="paragraph" style:parent-style-name="Text_20_body" style:list-style-name="">
      <style:text-properties officeooo:paragraph-rsid="0035705a"/>
    </style:style>
    <style:style style:name="P10" style:family="paragraph" style:parent-style-name="Text_20_body">
      <style:paragraph-properties fo:margin-top="0cm" fo:margin-bottom="0cm" loext:contextual-spacing="false" fo:line-height="100%"/>
      <style:text-properties style:font-name="Noto Mono" fo:font-size="10pt" fo:font-weight="normal" officeooo:rsid="001d374d" officeooo:paragraph-rsid="001d374d" style:font-size-asian="10pt" style:font-weight-asian="normal" style:font-size-complex="10pt" style:font-weight-complex="normal"/>
    </style:style>
    <style:style style:name="P11" style:family="paragraph" style:parent-style-name="Text_20_body">
      <style:paragraph-properties fo:margin-top="0cm" fo:margin-bottom="0cm" loext:contextual-spacing="false" fo:line-height="100%"/>
      <style:text-properties style:font-name="Noto Mono" fo:font-size="10pt" fo:font-weight="normal" officeooo:rsid="001d374d" officeooo:paragraph-rsid="002fa7f5" style:font-size-asian="10pt" style:font-weight-asian="normal" style:font-size-complex="10pt" style:font-weight-complex="normal"/>
    </style:style>
    <style:style style:name="P12" style:family="paragraph" style:parent-style-name="Text_20_body">
      <style:paragraph-properties fo:margin-top="0cm" fo:margin-bottom="0cm" loext:contextual-spacing="false" fo:line-height="100%"/>
      <style:text-properties style:font-name="Noto Mono" fo:font-size="10pt" fo:font-weight="normal" officeooo:rsid="001d374d" officeooo:paragraph-rsid="003090c0" style:font-size-asian="10pt" style:font-weight-asian="normal" style:font-size-complex="10pt" style:font-weight-complex="normal"/>
    </style:style>
    <style:style style:name="P13" style:family="paragraph" style:parent-style-name="Text_20_body">
      <style:paragraph-properties fo:margin-top="0cm" fo:margin-bottom="0cm" loext:contextual-spacing="false" fo:line-height="100%"/>
      <style:text-properties style:font-name="Noto Mono" fo:font-size="10pt" fo:font-weight="bold" officeooo:rsid="001d374d" officeooo:paragraph-rsid="001d374d" style:font-size-asian="10pt" style:font-weight-asian="bold" style:font-size-complex="10pt" style:font-weight-complex="bold"/>
    </style:style>
    <style:style style:name="P14" style:family="paragraph" style:parent-style-name="Text_20_body">
      <style:paragraph-properties fo:margin-top="0cm" fo:margin-bottom="0cm" loext:contextual-spacing="false" fo:line-height="100%"/>
      <style:text-properties style:font-name="Liberation Serif" fo:font-size="12pt" fo:font-weight="normal" officeooo:rsid="002fa7f5" officeooo:paragraph-rsid="002fa7f5" style:font-size-asian="12pt" style:font-weight-asian="normal" style:font-size-complex="12pt" style:font-weight-complex="normal"/>
    </style:style>
    <style:style style:name="P15" style:family="paragraph" style:parent-style-name="Text_20_body">
      <style:paragraph-properties fo:margin-top="0cm" fo:margin-bottom="0cm" loext:contextual-spacing="false" fo:line-height="100%"/>
      <style:text-properties style:font-name="Liberation Serif" fo:font-size="12pt" fo:font-weight="normal" officeooo:rsid="002fa7f5" officeooo:paragraph-rsid="0033f396" style:font-size-asian="12pt" style:font-weight-asian="normal" style:font-size-complex="12pt" style:font-weight-complex="normal"/>
    </style:style>
    <style:style style:name="P16" style:family="paragraph" style:parent-style-name="Text_20_body">
      <style:paragraph-properties fo:margin-top="0cm" fo:margin-bottom="0cm" loext:contextual-spacing="false" fo:line-height="100%"/>
      <style:text-properties style:font-name="Liberation Serif" fo:font-size="12pt" fo:font-weight="normal" officeooo:rsid="002fa7f5" officeooo:paragraph-rsid="0035705a" style:font-size-asian="12pt" style:font-weight-asian="normal" style:font-size-complex="12pt" style:font-weight-complex="normal"/>
    </style:style>
    <style:style style:name="P17" style:family="paragraph" style:parent-style-name="Title">
      <style:text-properties officeooo:rsid="002bfef6" officeooo:paragraph-rsid="002bfef6"/>
    </style:style>
    <style:style style:name="P18" style:family="paragraph" style:parent-style-name="Heading_20_3">
      <style:text-properties officeooo:paragraph-rsid="0035705a"/>
    </style:style>
    <style:style style:name="P19" style:family="paragraph" style:parent-style-name="Heading_20_3">
      <style:paragraph-properties fo:break-before="page"/>
      <style:text-properties officeooo:paragraph-rsid="00362f14"/>
    </style:style>
    <style:style style:name="T1" style:family="text">
      <style:text-properties officeooo:rsid="0026496f"/>
    </style:style>
    <style:style style:name="T2" style:family="text">
      <style:text-properties officeooo:rsid="002bfef6"/>
    </style:style>
    <style:style style:name="T3" style:family="text">
      <style:text-properties officeooo:rsid="002ce041"/>
    </style:style>
    <style:style style:name="T4" style:family="text">
      <style:text-properties officeooo:rsid="002e2c5a"/>
    </style:style>
    <style:style style:name="T5" style:family="text">
      <style:text-properties officeooo:rsid="002fa7f5"/>
    </style:style>
    <style:style style:name="T6" style:family="text">
      <style:text-properties officeooo:rsid="0032155f"/>
    </style:style>
    <style:style style:name="T7" style:family="text">
      <style:text-properties officeooo:rsid="0033f396"/>
    </style:style>
    <style:style style:name="T8" style:family="text">
      <style:text-properties officeooo:rsid="0035705a"/>
    </style:style>
    <style:style style:name="T9"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Monitory</text:p>
      <text:p text:style-name="P1">Jakub Robaczewski</text:p>
      <text:h text:style-name="Heading_20_1" text:outline-level="1">Implementacja:</text:h>
      <text:h text:style-name="Heading_20_3" text:outline-level="3"><text:span text:style-name="T2">Wiadomość</text:span>:</text:h>
      <text:p text:style-name="P5"><text:span text:style-name="T2">W moim rozwiązaniu zaimplementowałem wiadomość jako klasę posiadającą pola:</text:span></text:p>
      <text:p text:style-name="P5"><text:span text:style-name="T2">std::deque Messages - dwustronna kolejka do przechowywania wiadomości</text:span></text:p>
      <text:p text:style-name="P5"><text:span text:style-name="T2">float createtime – czas stworzenia wiadomości</text:span></text:p>
      <text:p text:style-name="P5"><text:span text:style-name="T2">float semaphoretime – czas dodania wiadomości do kolejki</text:span></text:p>
      <text:p text:style-name="P5"><text:span text:style-name="T2">float readtime – czas odczytania wiadomości</text:span></text:p>
      <text:h text:style-name="Heading_20_3" text:outline-level="3"><text:span text:style-name="T3">Kolejka</text:span>:</text:h>
      <text:p text:style-name="P4"><text:span text:style-name="T4">Kolejka została zaimplementowana jako klasa dziedzicząca z klasy Monitor, by implementowała funkcja potrzebne do działania. Sama klasa Monitor wykorzystuje semafory z biblioteki &lt;semaphore.h&gt;.</text:span></text:p>
      <text:p text:style-name="P4"><text:span text:style-name="T4">enter() - wejdź do sekcji krytycznej</text:span></text:p>
      <text:p text:style-name="P4"><text:span text:style-name="T4">leave() - wyjdź z sekcji krytycznej</text:span></text:p>
      <text:p text:style-name="P6">signal() - obudź procesy czekające na zmianę warunku</text:p>
      <text:p text:style-name="P6">wait() - poczekaj na warunek</text:p>
      <text:p text:style-name="P4"/>
      <text:p text:style-name="P6">Na użytek kolejki stworzone zostały 2 warunki (klasa Condition)</text:p>
      <text:list xml:id="list2376138953" text:style-name="L1">
        <text:list-item>
          <text:p text:style-name="P3">NotFull – <text:span text:style-name="T5">w kolejce jest jeszcze miejsce</text:span></text:p>
        </text:list-item>
        <text:list-item>
          <text:p text:style-name="P2"><text:span text:style-name="T5">NotEmpty – w kolejce są jakiekolwiek wiadomości</text:span></text:p>
        </text:list-item>
      </text:list>
      <text:h text:style-name="P18" text:outline-level="3"><text:span text:style-name="T8">Funkcja testująca </text:span>make_test<text:span text:style-name="T8">():</text:span></text:h>
      <text:h text:style-name="P9" text:outline-level="3"><text:span text:style-name="T8">Funkcja testująca make_test() jest głównym sposobem testowania monitorów. By ją zastosować należy stworzyć scenariusz testu: podać parametry procesów (liczebność, liczbę generowanych wiadomości), długość kolejki oraz tabele z czasami uśpienia dla poszczególnych procesów.</text:span></text:h>
      <text:h text:style-name="P19" text:outline-level="3">Testowanie:</text:h>
      <text:p text:style-name="P7">Program jest testowany za pomocą programu main. <text:span text:style-name="T5">Program wykonuje 5 testów (sytuacji). Podane są też czasy opóźnienia procesów (Writer, WriterVIP, Reader) oraz długość kolejki.</text:span></text:p>
      <text:p text:style-name="P10"><text:span text:style-name="T1">Test 1: Reading from empty queue. [2,0,0] queue 5</text:span></text:p>
      <text:p text:style-name="P10">18016n0 (2.00057, 2.00061, 2.00064)</text:p>
      <text:p text:style-name="P10">18016n1 (2.00069, 2.0007, 2.00075)</text:p>
      <text:p text:style-name="P10">18016n2 (2.0007, 2.0007, 2.00123)</text:p>
      <text:p text:style-name="P10">18016n3 (2.0007, 2.0007, 2.00129)</text:p>
      <text:p text:style-name="P10">18016n4 (2.0007, 2.0007, 2.00132)</text:p>
      <text:p text:style-name="P10">18016n5 (2.0007, 2.00071, 2.00143)</text:p>
      <text:p text:style-name="P10">18016n6 (2.00071, 2.00079, 2.00144)</text:p>
      <text:p text:style-name="P10">18016n7 (2.0008, 2.00125, 2.00145)</text:p>
      <text:p text:style-name="P10">18016n8 (2.00126, 2.0013, 2.00145)</text:p>
      <text:p text:style-name="P10">18016n9 (2.0013, 2.00133, 2.00147)</text:p>
      <text:p text:style-name="P10"/>
      <text:p text:style-name="P14">Test pierwszy sprawdza, czy monitor prawidłowo blokuje proces Reader, przed odczytaniem z pustej tablicy. Jak <text:span text:style-name="T6">widzimy mimo że proces Reader uruchamia się natychmiast to wiadomości są odczytywane dopiero po upłynięciu 2 sekund i uruchomieniu procesów pisarzy.</text:span></text:p>
      <text:p text:style-name="P10"/>
      <text:p text:style-name="P11">Test 2: Reading from full queue.<text:span text:style-name="T1"> [0,0,2] queue 5</text:span></text:p>
      <text:p text:style-name="P13">15312n0 (0.000143596, 0.000152188, 2.00015)</text:p>
      <text:p text:style-name="P13">15312n1 (0.000153232, 0.000154764, 2.00019)</text:p>
      <text:p text:style-name="P13">15312n2 (0.000155208, 0.000156548, 2.0002)</text:p>
      <text:p text:style-name="P13">15312n3 (0.000156904, 0.000158184, 2.00021)</text:p>
      <text:p text:style-name="P13">15312n4 (0.0001585, 0.000159716, 2.00022)</text:p>
      <text:p text:style-name="P10">15312n5 (0.000160032, 2.00016, 2.00028)</text:p>
      <text:p text:style-name="P10">15312n6 (2.00016, 2.0002, 2.00029)</text:p>
      <text:p text:style-name="P10">15312n7 (2.0002, 2.00021, 2.00029)</text:p>
      <text:p text:style-name="P10">15312n8 (2.00021, 2.00022, 2.00029)</text:p>
      <text:p text:style-name="P10">15312n9 (2.00022, 2.00023, 2.00029)</text:p>
      <text:p text:style-name="P15">Test <text:span text:style-name="T7">drugi</text:span> sprawdza, czy monitor prawidłowo blokuje proces<text:span text:style-name="T7">y pisarzy przed dodawaniem wiadomości do pełnej kolejki. Pierwsze 5 procesów dodaje wiadomości do kolejki, a następny tworzy ją i oczekuje na odblokowanie kolejki, które następuje dopiero 2 sekundy później, po uruchomieniu procesu </text:span>Reader<text:span text:style-name="T6">.</text:span></text:p>
      <text:p text:style-name="P15"/>
      <text:p text:style-name="P11">Test 3: Only normal writers, last vip.<text:span text:style-name="T1"> [0,1,3] queue 6</text:span></text:p>
      <text:p text:style-name="P10">15312v0 (1.00015, 1.00016, 3.00047)</text:p>
      <text:p text:style-name="P10">15312v1 (1.00016, 3.00051, 3.00059)</text:p>
      <text:p text:style-name="P10">15312v2 (3.00053, 3.0006, 3.00064)</text:p>
      <text:p text:style-name="P10">15312v3 (3.00061, 3.00065, 3.00072)</text:p>
      <text:p text:style-name="P10">15312v4 (3.00066, 3.00074, 3.0008)</text:p>
      <text:p text:style-name="P10">18016n0 (0.000558425, 0.000561741, 3.00081)</text:p>
      <text:p text:style-name="P10">18016n1 (0.000562136, 0.000571402, 3.00083)</text:p>
      <text:p text:style-name="P10">18016n2 (0.000571528, 0.000571856, 3.00084)</text:p>
      <text:p text:style-name="P10">18016n3 (0.000571942, 0.000572263, 3.00085)</text:p>
      <text:p text:style-name="P10">18016n4 (0.000572346, 0.000572664, 3.00086)</text:p>
      <text:p text:style-name="P10"/>
      <text:p text:style-name="P16">Test <text:span text:style-name="T8">trzeci sprawdza, czy wiadomości VIP są dodawane na początek kolejki, a nie na koniec. Zauważamy że pomimo że wiadomości normalnych pisarzy zostały dodane do kolejki w czasie poniżej sekundy to odczytanie ich następuje na samym końcu (najpierw czytane są nowo powstające wiadomości VIP. Oprócz tego możemy zauważyć, że wiadomości VIP zachowują kolejność mimo wsadzania ich na początek kolejki.</text:span></text:p>
      <text:p text:style-name="P10"/>
      <text:p text:style-name="P11">Test 4: Only vip writers, last normal.<text:span text:style-name="T1"> [1,0,3] queue 6</text:span></text:p>
      <text:p text:style-name="P10">15312v0 (0.000132854, 0.000142122, 3.00018)</text:p>
      <text:p text:style-name="P10">15312v1 (0.000144002, 0.000145566, 3.00025)</text:p>
      <text:p text:style-name="P10">15312v2 (0.000146278, 0.000147522, 3.00032)</text:p>
      <text:p text:style-name="P10"><text:soft-page-break/>15312v3 (0.000148182, 0.000149434, 3.00037)</text:p>
      <text:p text:style-name="P10">15312v4 (0.000150066, 0.00015131, 3.00041)</text:p>
      <text:p text:style-name="P10">12608n0 (1.00012, 1.00013, 3.00041)</text:p>
      <text:p text:style-name="P10">12608n1 (1.00013, 3.0002, 3.00041)</text:p>
      <text:p text:style-name="P10">12608n2 (3.00021, 3.00027, 3.00042)</text:p>
      <text:p text:style-name="P10">12608n3 (3.00027, 3.00034, 3.00042)</text:p>
      <text:p text:style-name="P10">12608n4 (3.00034, 3.00037, 3.00043)</text:p>
      <text:p text:style-name="P10"/>
      <text:p text:style-name="P16">Test <text:span text:style-name="T8">czwarty jeszcze raz sprawdza zachowanie kolejki przy wrzucaniu normalnych wiadomości oraz wiadomości VIP. Tym razem wiadomości są wrzucane w odwrotnej kolejności: najpierw VIP potem normalne.</text:span></text:p>
      <text:p text:style-name="P16"/>
      <text:p text:style-name="P12">Test 5: Mixed writers <text:span text:style-name="T1">[0,0,3] queue 6</text:span></text:p>
      <text:p text:style-name="P10">18016n0 (9.2458e-05, 9.6373e-05, 3.00083)</text:p>
      <text:p text:style-name="P10">18016n1 (9.6811e-05, 9.7522e-05, 3.00093)</text:p>
      <text:p text:style-name="P10">15312v0 (0.00012823, 3.00096, 3.00102)</text:p>
      <text:p text:style-name="P10">18016n2 (9.77e-05, 9.83e-05, 3.00109)</text:p>
      <text:p text:style-name="P10">15312v1 (3.00097, 3.00112, 3.00116)</text:p>
      <text:p text:style-name="P10">18016n3 (9.8453e-05, 9.9023e-05, 3.00121)</text:p>
      <text:p text:style-name="P10">15312v2 (3.00112, 3.00122, 3.00126)</text:p>
      <text:p text:style-name="P10">18016n4 (9.9174e-05, 9.9756e-05, 3.00128)</text:p>
      <text:p text:style-name="P10">15312v3 (3.00122, 3.00129, 3.00133)</text:p>
      <text:p text:style-name="P10">18016n5 (9.9905e-05, 3.00087, 3.00135)</text:p>
      <text:p text:style-name="P10">15312v4 (3.0013, 3.00138, 3.00139)</text:p>
      <text:p text:style-name="P10">15312v5 (3.00138, 3.0014, 3.00142)</text:p>
      <text:p text:style-name="P10">15312v6 (3.00141, 3.00143, 3.00144)</text:p>
      <text:p text:style-name="P10">15312v7 (3.00143, 3.00145, 3.00147)</text:p>
      <text:p text:style-name="P10">15312v8 (3.00146, 3.00149, 3.00153)</text:p>
      <text:p text:style-name="P10">15312v9 (3.0015, 3.00154, 3.0016)</text:p>
      <text:p text:style-name="P10">18016n6 (3.00088, 3.00105, 3.0016)</text:p>
      <text:p text:style-name="P10">18016n7 (3.00106, 3.00117, 3.00161)</text:p>
      <text:p text:style-name="P10">18016n8 (3.00118, 3.00126, 3.00161)</text:p>
      <text:p text:style-name="P10">18016n9 (3.00127, 3.00134, 3.00162)</text:p>
      <text:p text:style-name="P10"/>
      <text:p text:style-name="P8"><text:span text:style-name="T9">Ostatni test sprawdza działanie programu dla różnych typów wiadomości dodawanych jednocześnie. Ponownie możemy zauważyć, że wiadomości VIP są traktowane priorytetowo i ich czasy oczekiwania są minimalne, przeciwnie niż w przypadku normalnych wiadomośc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9T20:50:31.719946173</meta:creation-date>
    <dc:date>2020-12-13T23:25:37.720647600</dc:date>
    <meta:editing-duration>PT2H25M33S</meta:editing-duration>
    <meta:editing-cycles>21</meta:editing-cycles>
    <meta:generator>LibreOffice/6.0.7.3$Linux_X86_64 LibreOffice_project/00m0$Build-3</meta:generator>
    <meta:document-statistic meta:table-count="0" meta:image-count="0" meta:object-count="0" meta:page-count="3" meta:paragraph-count="92" meta:word-count="650" meta:character-count="5200" meta:non-whitespace-character-count="4639"/>
  </office:meta>
</office:document-meta>
</file>